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vio Promemoria Fattura.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Invia promemoria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.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916977214" text:style-name="Numerazione_20_UC">
              <text:list-item text:start-value="1">
                <text:p text:style-name="Azione_20_attore">L'utente accede alla sezione “invia promemoria” selezionando come tipo promemoria “promemoria fattura”</text:p>
              </text:list-item>
              <text:list-item>
                <text:p text:style-name="Azione_20_sistema">Il sistema mostra un form per inoltrare l'oggetto ed il corpo della mail.</text:p>
              </text:list-item>
              <text:list-item>
                <text:p text:style-name="Azione_20_attore">L'utente compila il form e invia la mail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mostra un messaggio che conferma l'invio corretto della mail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Nel caso di un errore utente, il sistema mostra all'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'utente deve poter visualizzare il messaggio di conferma entro i 20 secondi.</text:p>
          </table:table-cell>
        </table:table-row>
      </table:table>
      <text:p text:style-name="P3">UC 22:Invio di una mail di promemoria fat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37:43.37</meta:creation-date>
    <meta:editing-duration>P0D</meta:editing-duration>
    <meta:editing-cycles>6</meta:editing-cycles>
    <meta:generator>LibreOffice/3.5$Linux_X86_64 LibreOffice_project/350m1$Build-2</meta:generator>
    <dc:date>2012-10-29T13:14:53</dc:date>
    <meta:document-statistic meta:table-count="1" meta:image-count="0" meta:object-count="0" meta:page-count="1" meta:paragraph-count="19" meta:word-count="121" meta:character-count="566" meta:non-whitespace-character-count="683"/>
  </office:meta>
</office:document-meta>
</file>